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rding" svg:font-family="Harding,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office:font-face-decls>
  <office:automatic-styles>
    <style:style style:name="P1" style:family="paragraph" style:parent-style-name="Heading_20_1">
      <style:paragraph-properties fo:margin-left="0cm" fo:margin-right="0cm" fo:margin-top="0cm" fo:margin-bottom="0.423cm" style:contextual-spacing="false" fo:line-height="120%" fo:text-indent="0cm" style:auto-text-indent="false"/>
      <style:text-properties style:font-name="Harding" fo:font-weight="bold"/>
    </style:style>
    <style:style style:name="P2" style:family="paragraph" style:parent-style-name="Text_20_body">
      <style:paragraph-properties fo:margin-left="0cm" fo:margin-right="0cm" fo:margin-top="0cm" fo:margin-bottom="0.635cm" style:contextual-spacing="false" fo:orphans="2" fo:widows="2" fo:text-indent="0cm" style:auto-text-indent="false"/>
      <style:text-properties fo:font-variant="normal" fo:text-transform="none" fo:color="#222222" loext:opacity="100%" style:font-name="Harding" fo:font-size="13.5pt" fo:letter-spacing="normal" fo:font-style="normal" fo:font-weight="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222222" loext:opacity="100%" style:font-name="Harding" fo:font-size="13.5pt" fo:letter-spacing="normal" fo:font-style="normal" fo:font-weight="normal"/>
    </style:style>
    <style:style style:name="P6" style:family="paragraph" style:parent-style-name="Heading_20_2">
      <style:paragraph-properties fo:margin-left="0cm" fo:margin-right="0cm" fo:orphans="2" fo:widows="2" fo:text-indent="0cm" style:auto-text-indent="false"/>
      <style:text-properties fo:font-variant="normal" fo:text-transform="none" fo:color="#222222" loext:opacity="100%" style:font-name="Harding" fo:font-size="13.5pt" fo:letter-spacing="normal" fo:font-style="normal" fo:font-weight="bold"/>
    </style:style>
    <style:style style:name="P7" style:family="paragraph" style:parent-style-name="Text_20_body">
      <style:paragraph-properties fo:margin-left="0cm" fo:margin-right="0cm" fo:margin-top="0cm" fo:margin-bottom="0cm" style:contextual-spacing="false" fo:orphans="2" fo:widows="2" fo:text-indent="0cm" style:auto-text-indent="false"/>
    </style:style>
    <style:style style:name="P8" style:family="paragraph" style:parent-style-name="Heading_20_2">
      <style:paragraph-properties fo:margin-left="0cm" fo:margin-right="0cm" fo:orphans="2" fo:widows="2" fo:text-indent="0cm" style:auto-text-indent="false"/>
      <style:text-properties fo:font-variant="normal" fo:text-transform="none" fo:color="#222222" loext:opacity="100%" fo:letter-spacing="normal"/>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arding" fo:font-size="13.5pt" fo:letter-spacing="normal" fo:font-style="normal" fo:font-weight="normal"/>
    </style:style>
    <style:style style:name="T1" style:family="text">
      <style:text-properties fo:font-variant="normal" fo:text-transform="none" fo:color="#222222" loext:opacity="100%" style:font-name="apple-system" fo:font-size="12pt" fo:letter-spacing="normal" fo:font-style="normal" fo:font-weight="normal"/>
    </style:style>
    <style:style style:name="T2" style:family="text">
      <style:text-properties fo:font-variant="normal" fo:text-transform="none" fo:color="#006699"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222222" loext:opacity="100%" style:font-name="Harding" fo:font-size="13.5pt" fo:letter-spacing="normal"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6699" loext:opacity="100%" style:font-name="Harding" fo:font-size="13.5pt" fo:letter-spacing="normal" fo:font-style="normal" style:text-underline-style="solid" style:text-underline-width="auto" style:text-underline-color="font-color" fo:font-weight="normal" fo:background-color="#ffffff" loext:char-shading-value="0"/>
    </style:style>
    <style:style style:name="T5" style:family="text">
      <style:text-properties fo:font-variant="normal" fo:text-transform="none" fo:color="#222222"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6" style:family="text">
      <style:text-properties fo:font-variant="normal" fo:text-transform="none" fo:color="#006699" loext:opacity="100%" style:font-name="Harding" fo:font-size="13.5pt" fo:letter-spacing="normal"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fo:color="#222222" loext:opacity="100%" style:font-name="Harding" fo:font-size="13.5pt" fo:letter-spacing="normal" fo:font-style="normal" fo:font-weight="normal"/>
    </style:style>
    <style:style style:name="T8" style:family="text">
      <style:text-properties style:font-name="Harding" fo:font-size="13.5pt" fo:font-style="normal" fo:font-weight="bold"/>
    </style:style>
    <style:style style:name="T9" style:family="text">
      <style:text-properties fo:font-variant="normal" fo:text-transform="none" fo:color="#006699" loext:opacity="100%" style:font-name="Harding" fo:font-size="9.75pt" fo:letter-spacing="normal" fo:font-style="normal" style:text-underline-style="solid" style:text-underline-width="auto" style:text-underline-color="font-color" fo:font-weight="normal"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o a China criou o modelo de IA DeepSeek e chocou o mundo</text:h>
      <text:p text:style-name="P2">Políticas governamentais, generosos investimentos e graduados em engenharia de prompt, tem ajudado empresas chinesas a desenvolverem avançadas LLMs.</text:p>
      <text:p text:style-name="P3">Por Gemma Conroy &amp; Smriti Mallapaty</text:p>
      <text:p text:style-name="P3"><text:span text:style-name="T2"/></text:p>
      <text:p text:style-name="P3">A tecnologia chinesa da startup DeepSeek tem deixado o mundo tech em maus lençois com o lançamento de dois grandes modelos de linguagem (LLMs) que rivalizam com dominantes ferramentes desenvolvidas por grandes empresas de tecnologias americanas, mas criadas com uma fração de custo e poder computacional. </text:p>
      <text:p text:style-name="P3"><text:span text:style-name="T3"/></text:p>
      <text:p text:style-name="P3">Em 20 de Janeiro a companhia cedia na cidade de Hangzhou lançou o DeepSeek-R1, um modelo parcialmente "racional" que consegue resolver problemas científicos de maneira similar ao o1, OpenAI's mais avançado LLM, qual a companhia, cediada em São francisco, California, revelou no último ano.  E no inicio desta semana, a DeepSeek lançou outro modelo, chamado Janus-Pro-7B, qual consegue gerar imagens a partir de textos de prompt muito semelhante ao OpenAI's DALL-E 3 e Stable Diffusion (outro modelo LLM), feito pela Stabiility AI em Londres.</text:p>
      <text:p text:style-name="P3"><text:span text:style-name="T2"/></text:p>
      <text:p text:style-name="P4">Se a performance surpreendeu muitas pessoas fora da China, pesquisadores do país dissertam que o sucesso da startup já era esperado e combina com as ambições governamentais ao se tornarem lideres em Inteligência Artificial (IA) no mundo tudo. </text:p>
      <text:p text:style-name="Text_20_body"><text:line-break/><text:span text:style-name="T2">Foi inevitável que uma companhia tal qual a DeepSeek emergiria da China, dado o grande investimento de capital de risco em empresas de desenvolvimento de LLMs e muitas pessoas cujas quais possuem doutorados em ciência, tecnologia, engenharia or outros campos relacionados a exatas, incluíndo IA, disse Yunji Chen, um Cientista da Computação que tem trabalhado em chips de IA no instituto de Tecnologia Computacional da acadêmia chinesa de ciencias e, Beijing. "Se não fosse a DeepSeek, alguma outra LLM chinesa poderia fazer um exelente trabalho"</text:span></text:p>
      <text:p text:style-name="P5">De fato, existe em 29 de Janeiro, a tech Behemonth Alibaba lançou seu mais avançado LLM até o momento, Qwen2.5-max, qual a companhia disse performar melhor que o próprio DeepSeek's V3, outro LLM com firme lançamento em Dezembro. E na última semana, a Moonshot AI e ByteDance lancaram novos modelos racionais, Kimi 1.5 e 1.5-pro, qual companhias afirmaram conseguir performar melhor que o1 (OpenAI's) em alguns testes de referência. </text:p>
      <text:h text:style-name="P6" text:outline-level="2">Prioridade Governamental</text:h>
      <text:p text:style-name="P7">Em 2017, o governo chines anúnciou suas intenções para o país, ao se tornarem lideres mundiais em IA em 2030. Seu Encerramento industrial com o completar da avanço em IA  "tais tecnologias e aplicações alcaçaram um nível de liderança mundial " até 2025. </text:p>
      <text:p text:style-name="P4">Desenvolvimento de prompt de "talento IA" se tornaram uma prioridade. até 2022, o ministério da educação chinesa tinha aprovado 440 universidades a oferecer graduações em especialização em IA, de acordo com uma reportagem vinda do Centro de Segurança e tecnologias emergentes (CSET) na universidade de Geórgia em Washington DC  Naquele ano, a China proporcionou mais da metade da liderança de pesquisas em IA, enquanto os EUA relataram apenas 18% de acordo ao Think Tank Macropolo em Chicago, Illinois</text:p>
      <text:p text:style-name="P5">A DeepSeek provavelmente beneficiada por investimentos governamentais em educação e desenvolvimento de talentos em IA, qual incluio inúmeras bolsas de estudos, subsídios de pesquisas e parcerias entre acadêmias e industrias, disse Marina Zhang, uma cientista política pesquisadora na universidade de Tecnologia de Sydney na Austrália que está focada em inovações na China. Por exemplo, ela acrescenta, iniciativas de apoio estatal tais quais os de laboratório de engenharia nacional para tecnologias de Deep Learning (aprendizado de maquina profundo) e aplicações, quais são lideradas pela companhia de tecnologia Baidu em Beijing, que tem treinado milhares de especialistas em IA.</text:p>
      <text:p text:style-name="P5">Números exatos da força de trabalho da DeepSeek sçao dificeis de definir, mas seu fundador Liang Wenfeng disse a mídia chinesa qie a companhia tem recrutado graduados e estudantes de doutarados do mais alto ranking de universidades chinesas. Alguns membros de liderança da empresa são jovens de menos de 35 anos e tem presenciado o crescimento da China como uma potência tecnologica, disse Zhang.  "Eles estão profundamentes motivados por uma autoconficança em inovação"</text:p>
      <text:p text:style-name="P5">Wenfeng aos 39 anos, é para ele mesmo um jovem empresário, graduado em Ciência da computação pela Universidade de Zhenjiang, um lider no instituto em Hangzhou Ele é cofundador da empresa Hedge onde alçou grandes voos por mais de uma decada atrás e se estabeleceu na DeepSeek em 2023. </text:p>
      <text:p text:style-name="P5">Jacob Feldgoise,  que estuda talentos de IA na China no CSET, disse que as políticas nacionais que promovem um ecosistema de desenvolvimento de modelos para IA's, ajudou de certa forma empresas como a DeepSeek, em termos de atração de financiamentos e talentos.</text:p>
      <text:p text:style-name="P5">Mas apesar do crescimento em cursos de IA's em universidades, Feldgoise disse que não está claro como muitos estudandes estão se graduando com ênfase em bacharelados em IA e se eles estão sendo instruídos de quais habilidades as empresas realmente precisam. Companhias de IA chinesas tem queixado nos recentes anos que "Os graduados vindos desses programas não tinham qualidade que eles esperado por", ele disse, algumas importantes  empreasa tem firmado parcerias com universidades. </text:p>
      <text:h text:style-name="P8" text:outline-level="2">"Efficiência sobr erestrições"</text:h>
      <text:p text:style-name="P9">Talvez o mais impressionante elemento do sucesso da DeepSeek, disseram cientistas, é que ela desenvolveu a DeepSeek-R1 e Janus-Pro-7B entre o controle de exportações do governo americano, qual tem bloqueado o acesso a China à chips avançados de computação para AI desde 2022.</text:p>
      <text:p text:style-name="P5">Zhang disse que a liderança da DeepSeek encorpora uma distinta abordagem chinesa para inovação, enfatizando a eficiência sobre restrições. Entretanto, a companhia não declarou detalhes especificos sobre quanto hardware eles usaram, ela adiciona.</text:p>
      <text:p text:style-name="P4">aproximadamente 2 mil chips H800, construídos pela Nvidia para o treinamento DeepSeek-V3, um modelo lançado em Dezembro que superou a OpenAI's LLM GPT-4o,  anunciado em Maio do último ano, em testes de refência.  Por contraste, o modelo Llama 3.1 405B, um sofisticado LLM lançado em Julho desenvolvido pela Meta no Menlo Park, California, conta com mais de 16 mil dos mais avançados chips H100 da Nvidia  Em um post em 2002 no rede social WeChat, Hige-Flyer disse que ele tinha 10 mil chips antigos modelo A100 da Nvidia, qual provavelmente a DeepSeek teve acesso A DeepSeek usou menos poder dos chips o que provavelmente fez seus modelos terem baixo custo "O problema que nos tivemos que lidar nunca foi dinheiro, mas o banimento ao acesso de chips de alta perfomance" Wenfeng falou para a mídia Chinesa em Junho de 2024.</text:p>
      <text:p text:style-name="P5"><text:soft-page-break/>A DeepSeek se baseia em uma variedades de abordagens de aumento de eficiência de seus modelos Por examplo, suas implementações a uma "mistura de expertises" em sua arquitetura, um método de aprendizado de maquina (Machine Learning) que treina modelos mais rápidos do que tecnicas convencionais, e poucos parâmetros. Isso possibilira a companhia a treinar seus modelos com menos chips, disse Chang Xu, um Cientista da Computação da universidade de Sydney. Ela tambeḿ usa uma versão inovada de um outra tecnica, chamada de "Atenção latente de multiplas cabeças" qual permite o modelo armazenar mais dados com uso mais baixo de memória. </text:p>
      <text:p text:style-name="P4">Nesta semana, as mídias repotaram as sugestões que a OpenAI estava revendo afimações de que a DeepSeek treinou seus modelos usando outputs vindos dos modelos da OpenAI  (A OpenAI está sendo processa por infringir propriedades intelectuais por novas organizações). A DeepSeek ainda não respondeu as afiamações feitas pela OpenAI Até mesmo se isso for verdade, isso não diminuiria os feitos da DeepSeek em criar o R1, disse Lewis  Tunstall, um pesquisador da plataforma Hugging face open-science, cediada em Berna, Suiça. Seus avanços estão na abordagem de aprendizado a inserção de habilidades "racionais" dentro de uma LLM, qual experimentos já tem gerado resultados, disse ele. Hugging Face é um projeto principal que tenta recriar o R1 do zero "Eu espero que possamos aprender rapidamente se de alguma forma os dados sintéticos da OpenAI são ou não realmente necessários. </text:p>
      <text:p text:style-name="P5">Os feitos da DeepSeek's poderiam oferecer um plano para países que possuem ambição em IA porém sobre de carência de recursos e hardware para o treino massivo de LLMs usando padrões de abordagem do Vale do Silício, disse Yanbo, um cientista político  pesquisador que tem foco em inovações na Universidade de Hong Kong. "Isso poderia ser um convite para a criação de largos exercitos de novos modelos", Disse ele.</text:p>
      <text:p text:style-name="P4"><text:span text:style-name="Emphasis"><text:span text:style-name="T7">doi: https://doi.org/10.1038/d41586-025-00259-</text:span></text:span></text:p>
      <text:p text:style-name="Text_20_body"><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rding" svg:font-family="Harding,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1T14:15:06.572860393</meta:creation-date>
    <dc:date>2025-02-01T14:42:13.801084440</dc:date>
    <meta:editing-duration>PT16M49S</meta:editing-duration>
    <meta:editing-cycles>1</meta:editing-cycles>
    <meta:document-statistic meta:table-count="0" meta:image-count="0" meta:object-count="0" meta:page-count="4" meta:paragraph-count="24" meta:word-count="1180" meta:character-count="7639" meta:non-whitespace-character-count="6481"/>
    <meta:generator>LibreOffice/24.8.4.2$Linux_X86_64 LibreOffice_project/480$Build-2</meta:generator>
  </office:meta>
</office:document-meta>
</file>